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b4ff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draw:stroke="none" svg:stroke-width="0.04cm" draw:fill-color="#00a7da"/>
    </style:style>
    <style:style style:name="gr5" style:family="graphic" style:parent-style-name="standard">
      <style:graphic-properties draw:stroke="none" svg:stroke-width="0.1cm" draw:fill-color="#ffffff"/>
    </style:style>
    <style:style style:name="gr6" style:family="graphic" style:parent-style-name="standard">
      <style:graphic-properties svg:stroke-width="0.045cm" svg:stroke-color="#ffffff" draw:fill="none" draw:fill-color="#ffffff" fo:padding-top="-0.027cm" fo:padding-bottom="-0.027cm" fo:padding-left="-0.027cm" fo:padding-right="-0.027cm"/>
    </style:style>
    <style:style style:name="gr7" style:family="graphic" style:parent-style-name="standard">
      <style:graphic-properties svg:stroke-width="0.15cm" svg:stroke-color="#ffffff" draw:fill="none" draw:fill-color="#ffffff" fo:padding-top="0.025cm" fo:padding-bottom="0.025cm" fo:padding-left="0.025cm" fo:padding-right="0.025cm"/>
    </style:style>
    <style:style style:name="gr8" style:family="graphic" style:parent-style-name="standard">
      <style:graphic-properties svg:stroke-width="0.045cm" svg:stroke-color="#000000" draw:fill="none" draw:fill-color="#ffffff" fo:padding-top="-0.027cm" fo:padding-bottom="-0.027cm" fo:padding-left="-0.027cm" fo:padding-right="-0.027cm"/>
    </style:style>
    <style:style style:name="gr9" style:family="graphic" style:parent-style-name="standard">
      <style:graphic-properties svg:stroke-width="0.15cm" svg:stroke-color="#000000" draw:fill="none" draw:fill-color="#ffffff" fo:padding-top="0.025cm" fo:padding-bottom="0.025cm" fo:padding-left="0.025cm" fo:padding-right="0.025cm"/>
    </style:style>
  </office:automatic-styles>
  <office:body>
    <office:drawing>
      <draw:page draw:name="page1" draw:style-name="dp1" draw:master-page-name="Default">
        <draw:g>
          <draw:glue-point draw:id="4" svg:x="-1.981cm" svg:y="-5cm"/>
          <draw:glue-point draw:id="5" svg:x="5cm" svg:y="-5cm"/>
          <draw:glue-point draw:id="6" svg:x="1.509cm" svg:y="-5cm"/>
          <draw:glue-point draw:id="7" svg:x="-5cm" svg:y="5cm"/>
          <draw:glue-point draw:id="8" svg:x="2.505cm" svg:y="5cm"/>
          <draw:glue-point draw:id="9" svg:x="-1.247cm" svg:y="5cm"/>
          <draw:glue-point draw:id="10" svg:x="-5cm" svg:y="-0.623cm"/>
          <draw:glue-point draw:id="11" svg:x="-5cm" svg:y="2.189cm"/>
          <draw:glue-point draw:id="12" svg:x="5cm" svg:y="0.396cm"/>
          <draw:glue-point draw:id="13" svg:x="5cm" svg:y="-2.302cm"/>
          <draw:glue-point draw:id="14" svg:x="0cm" svg:y="0cm"/>
          <draw:polygon draw:style-name="gr1" draw:layer="layout" svg:width="3.6cm" svg:height="0.875cm" svg:x="0cm" svg:y="0cm" svg:viewBox="0 0 3601 876" draw:points="0,876 1087,0 3601,0 2702,876">
            <text:p/>
          </draw:polygon>
          <draw:polygon draw:style-name="gr2" draw:layer="layout" svg:width="3.6cm" svg:height="0.875cm" svg:x="0cm" svg:y="0cm" svg:viewBox="0 0 3601 876" draw:points="0,876 1087,0 3601,0 2702,876">
            <text:p/>
          </draw:polygon>
          <draw:polygon draw:style-name="gr3" draw:layer="layout" svg:width="0.898cm" svg:height="1.992cm" svg:x="2.702cm" svg:y="0.008cm" svg:viewBox="0 0 899 1993" draw:points="0,1993 899,1071 899,0 0,868">
            <text:p/>
          </draw:polygon>
          <draw:polygon draw:style-name="gr2" draw:layer="layout" svg:width="0.898cm" svg:height="1.992cm" svg:x="2.702cm" svg:y="0.008cm" svg:viewBox="0 0 899 1993" draw:points="0,1993 899,1071 899,0 0,868">
            <text:p/>
          </draw:polygon>
          <draw:polygon draw:style-name="gr4" draw:layer="layout" svg:width="2.702cm" svg:height="1.125cm" svg:x="0cm" svg:y="0.875cm" svg:viewBox="0 0 2703 1126" draw:points="2703,1126 2703,0 0,0 0,1126">
            <text:p/>
          </draw:polygon>
          <draw:polygon draw:style-name="gr2" draw:layer="layout" svg:width="2.702cm" svg:height="1.125cm" svg:x="0cm" svg:y="0.875cm" svg:viewBox="0 0 2703 1126" draw:points="2703,1126 2703,0 0,0 0,1126">
            <text:p/>
          </draw:polygon>
          <draw:polygon draw:style-name="gr5" draw:layer="layout" svg:width="0.611cm" svg:height="0.249cm" svg:x="0.543cm" svg:y="0.521cm" svg:viewBox="0 0 612 250" draw:points="272,37 612,0 559,143 460,90 90,250 0,227 362,68">
            <text:p/>
          </draw:polygon>
          <draw:polygon draw:style-name="gr5" draw:layer="layout" svg:width="0.468cm" svg:height="0.242cm" svg:x="1.962cm" svg:y="0.513cm" svg:viewBox="0 0 469 243" draw:points="295,45 0,0 15,151 113,106 378,243 469,220 211,83">
            <text:p/>
          </draw:polygon>
          <draw:path draw:style-name="gr6" draw:layer="layout" svg:width="2.37cm" svg:height="0.414cm" svg:x="0.181cm" svg:y="1.261cm" svg:viewBox="0 0 2371 415" svg:d="m2371 210c0 0-182 461-401 0-211-468-392 0-392 0 0 0-182 461-401-8-211-460-392 8-392 8 0 0-181 461-393 0-219-468-392-8-392-8">
            <text:p/>
          </draw:path>
          <draw:path draw:style-name="gr7" draw:layer="layout" svg:width="2.37cm" svg:height="0.414cm" svg:x="0.181cm" svg:y="1.261cm" svg:viewBox="0 0 2371 415" svg:d="m0 210c0 0 173 461 392 0 219-468 393 0 393 0 0 0 181 461 400-8 211-460 393 8 393 8 0 0 181 461 392 0 219-468 401-8 401-8">
            <text:p/>
          </draw:path>
          <draw:path draw:style-name="gr8" draw:layer="layout" svg:width="2.37cm" svg:height="0.414cm" svg:x="0.219cm" svg:y="1.261cm" svg:viewBox="0 0 2371 415" svg:d="m2371 210c0 0-182 461-393 0-219-468-400 0-400 0 0 0-174 461-393-8-219-460-393 8-393 8 0 0-181 461-400 0-211-468-392-8-392-8">
            <text:p/>
          </draw:path>
          <draw:path draw:style-name="gr9" draw:layer="layout" svg:width="2.37cm" svg:height="0.414cm" svg:x="0.219cm" svg:y="1.261cm" svg:viewBox="0 0 2371 415" svg:d="m0 210c0 0 181 461 400 0 211-468 392 0 392 0 0 0 182 461 393-8 219-460 400 8 400 8 0 0 174 461 393 0 211-468 393-8 393-8">
            <text:p/>
          </draw:path>
          <draw:path draw:style-name="gr6" draw:layer="layout" svg:width="2.37cm" svg:height="0.414cm" svg:x="0.181cm" svg:y="1.261cm" svg:viewBox="0 0 2371 415" svg:d="m2371 210c0 0-182 461-401 0-211-468-392 0-392 0 0 0-182 461-401-8-211-460-392 8-392 8 0 0-181 461-393 0-219-468-392-8-392-8">
            <text:p/>
          </draw:path>
          <draw:path draw:style-name="gr7" draw:layer="layout" svg:width="2.37cm" svg:height="0.414cm" svg:x="0.181cm" svg:y="1.261cm" svg:viewBox="0 0 2371 415" svg:d="m0 210c0 0 173 461 392 0 219-468 393 0 393 0 0 0 181 461 400-8 211-460 393 8 393 8 0 0 181 461 392 0 219-468 401-8 401-8">
            <text:p/>
          </draw:path>
          <draw:path draw:style-name="gr8" draw:layer="layout" svg:width="2.37cm" svg:height="0.414cm" svg:x="0.219cm" svg:y="1.261cm" svg:viewBox="0 0 2371 415" svg:d="m2371 210c0 0-182 461-393 0-219-468-400 0-400 0 0 0-174 461-393-8-219-460-393 8-393 8 0 0-181 461-400 0-211-468-392-8-392-8">
            <text:p/>
          </draw:path>
          <draw:path draw:style-name="gr9" draw:layer="layout" svg:width="2.37cm" svg:height="0.414cm" svg:x="0.219cm" svg:y="1.261cm" svg:viewBox="0 0 2371 415" svg:d="m0 210c0 0 181 461 400 0 211-468 392 0 392 0 0 0 182 461 393-8 219-460 400 8 400 8 0 0 174 461 393 0 211-468 393-8 393-8">
            <text:p/>
          </draw:path>
          <draw:path draw:style-name="gr6" draw:layer="layout" svg:width="2.37cm" svg:height="0.414cm" svg:x="0.181cm" svg:y="1.261cm" svg:viewBox="0 0 2371 415" svg:d="m2371 210c0 0-182 461-401 0-211-468-392 0-392 0 0 0-182 461-401-8-211-460-392 8-392 8 0 0-181 461-393 0-219-468-392-8-392-8">
            <text:p/>
          </draw:path>
          <draw:path draw:style-name="gr7" draw:layer="layout" svg:width="2.37cm" svg:height="0.414cm" svg:x="0.181cm" svg:y="1.261cm" svg:viewBox="0 0 2371 415" svg:d="m0 210c0 0 173 461 392 0 219-468 393 0 393 0 0 0 181 461 400-8 211-460 393 8 393 8 0 0 181 461 392 0 219-468 401-8 401-8">
            <text:p/>
          </draw:path>
          <draw:polygon draw:style-name="gr5" draw:layer="layout" svg:width="0.792cm" svg:height="0.34cm" svg:x="1.494cm" svg:y="0.083cm" svg:viewBox="0 0 793 341" draw:points="249,136 105,121 581,0 793,166 634,159 604,151 347,341 0,341 271,136">
            <text:p/>
          </draw:polygon>
          <draw:polygon draw:style-name="gr5" draw:layer="layout" svg:width="0.325cm" svg:height="0.317cm" svg:x="1.306cm" svg:y="0.491cm" svg:viewBox="0 0 326 318" draw:points="144,166 45,166 310,0 326,166 219,166 235,166 98,318 0,318 136,16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LAN controller</dc:title>
    <meta:creation-date>2011-02-07T16:41:05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